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3cm" svg:y="5cm"/>
          <draw:glue-point draw:id="6" svg:x="-5cm" svg:y="-2.634cm"/>
          <draw:glue-point draw:id="7" svg:x="-5cm" svg:y="2.618cm"/>
          <draw:glue-point draw:id="8" svg:x="-5cm" svg:y="-0.008cm"/>
          <draw:glue-point draw:id="9" svg:x="5cm" svg:y="-2.596cm"/>
          <draw:glue-point draw:id="10" svg:x="5cm" svg:y="2.677cm"/>
          <draw:glue-point draw:id="11" svg:x="5cm" svg:y="0.041cm"/>
          <draw:glue-point draw:id="12" svg:x="0.004cm" svg:y="0.012cm"/>
          <draw:polygon draw:style-name="gr1" draw:layer="layout" svg:width="3.408cm" svg:height="1.164cm" svg:x="0.021cm" svg:y="0.836cm" svg:viewBox="0 0 3409 1165" draw:points="3409,582 3406,552 3400,523 3389,494 3373,465 3353,436 3330,408 3302,380 3270,352 3234,325 3194,299 3150,274 3103,249 3051,225 2997,203 2939,181 2879,160 2814,140 2747,121 2678,104 2605,88 2531,72 2455,59 2376,46 2296,36 2214,26 2131,18 2047,12 1962,7 1877,3 1791,0 1704,0 1617,0 1531,3 1446,7 1361,12 1277,18 1194,26 1112,36 1032,46 953,59 877,72 802,88 730,104 661,121 594,140 529,160 469,181 411,203 356,225 305,249 258,274 214,299 174,325 138,352 106,380 78,408 54,436 35,465 19,494 8,523 2,552 0,582 2,612 8,641 19,670 35,699 54,728 78,756 106,784 138,812 174,839 214,865 258,890 305,915 356,939 411,961 469,983 529,1004 594,1024 661,1043 730,1060 802,1076 877,1092 953,1105 1032,1118 1112,1129 1194,1138 1277,1146 1361,1152 1446,1157 1531,1161 1617,1164 1704,1165 1791,1164 1877,1161 1962,1157 2047,1152 2131,1146 2214,1138 2296,1129 2376,1118 2455,1105 2531,1092 2605,1076 2678,1060 2747,1043 2814,1024 2879,1004 2939,983 2997,961 3051,939 3103,915 3150,890 3194,865 3234,839 3270,812 3302,784 3330,756 3353,728 3373,699 3389,670 3400,641 3406,612">
            <text:p/>
          </draw:polygon>
          <draw:polygon draw:style-name="gr2" draw:layer="layout" svg:width="3.409cm" svg:height="1.143cm" svg:x="0cm" svg:y="0.837cm" svg:viewBox="0 0 3410 1144" draw:points="3410,572 3407,542 3401,514 3390,485 3375,457 3355,428 3331,400 3304,374 3271,346 3235,320 3195,294 3152,269 3104,246 3053,222 2999,199 2941,177 2879,158 2815,138 2748,120 2679,102 2606,87 2532,71 2455,59 2377,46 2297,36 2215,27 2132,18 2048,11 1963,7 1878,3 1791,1 1705,0 1618,1 1532,3 1446,7 1362,11 1277,18 1194,27 1112,36 1031,46 953,59 877,71 802,87 731,102 661,120 594,138 529,158 468,177 410,199 356,222 305,246 258,269 214,294 173,320 138,346 106,374 78,400 54,428 35,457 19,485 8,514 2,542 0,572 2,601 8,630 19,658 35,687 54,716 78,743 106,770 138,797 173,824 214,850 258,875 305,898 356,922 410,945 468,966 529,986 594,1006 661,1024 731,1041 802,1057 877,1073 953,1085 1031,1098 1112,1108 1194,1118 1277,1125 1362,1132 1446,1137 1532,1141 1618,1143 1705,1144 1791,1143 1878,1141 1963,1137 2048,1132 2132,1125 2215,1118 2297,1108 2377,1098 2455,1085 2532,1073 2606,1057 2679,1041 2748,1024 2815,1006 2879,986 2941,966 2999,945 3053,922 3104,898 3152,875 3195,850 3235,824 3271,797 3304,770 3331,743 3355,716 3375,687 3390,658 3401,630 3407,601">
            <text:p/>
          </draw:polygon>
          <draw:polygon draw:style-name="gr1" draw:layer="layout" svg:width="3.409cm" svg:height="0.817cm" svg:x="0.021cm" svg:y="0.613cm" svg:viewBox="0 0 3410 818" draw:points="0,0 0,818 3410,818 3410,0">
            <text:p/>
          </draw:polygon>
          <draw:line draw:style-name="gr2" draw:layer="layout" svg:x1="0.021cm" svg:y1="0.592cm" svg:x2="0.021cm" svg:y2="1.408cm">
            <text:p/>
          </draw:line>
          <draw:line draw:style-name="gr2" draw:layer="layout" svg:x1="3.409cm" svg:y1="0.592cm" svg:x2="3.409cm" svg:y2="1.408cm">
            <text:p/>
          </draw:line>
          <draw:polygon draw:style-name="gr3" draw:layer="layout" svg:width="3.408cm" svg:height="1.204cm" svg:x="0.021cm" svg:y="0cm" svg:viewBox="0 0 3409 1205" draw:points="3409,602 3406,571 3400,541 3389,511 3373,481 3353,451 3330,422 3302,393 3270,364 3234,336 3194,310 3150,283 3103,258 3051,233 2997,209 2939,187 2879,165 2814,145 2747,125 2678,107 2605,90 2531,75 2455,61 2376,48 2296,37 2214,27 2131,18 2047,11 1962,6 1877,2 1791,0 1704,0 1617,0 1531,2 1446,6 1361,11 1277,18 1194,27 1112,37 1032,48 953,61 877,75 802,90 730,107 661,125 594,145 529,165 469,187 411,209 356,233 305,258 258,283 214,310 174,336 138,364 106,393 78,422 54,451 35,481 19,511 8,541 2,571 0,602 2,633 8,663 19,693 35,723 54,753 78,782 106,811 138,840 174,867 214,894 258,921 305,946 356,971 411,994 469,1017 529,1039 594,1059 661,1079 730,1097 802,1114 877,1129 953,1143 1032,1156 1112,1167 1194,1177 1277,1186 1361,1192 1446,1198 1531,1202 1617,1204 1704,1205 1791,1204 1877,1202 1962,1198 2047,1192 2131,1186 2214,1177 2296,1167 2376,1156 2455,1143 2531,1129 2605,1114 2678,1097 2747,1079 2814,1059 2879,1039 2939,1017 2997,994 3051,971 3103,946 3150,921 3194,894 3234,867 3270,840 3302,811 3330,782 3353,753 3373,723 3389,693 3400,663 3406,633">
            <text:p/>
          </draw:polygon>
          <draw:path draw:style-name="gr2" draw:layer="layout" svg:width="3.409cm" svg:height="1.169cm" svg:x="0cm" svg:y="0.015cm" svg:viewBox="0 0 3410 1170" svg:d="m3410 577-3-30-6-30-11-29-15-29-20-30-24-29-27-28-33-28-36-28-40-26-43-26-48-25-51-24-54-24-58-22-62-21-64-20-67-19-69-18-73-17-74-15-77-14-78-12-80-11-82-10-83-8-57-4zm-742 0-56 4-83 8-82 10-81 11-78 12-76 14-75 15-71 17-70 18-67 19-65 20-61 21-58 22-54 24-51 24-47 25-44 26-41 26-35 28-32 28-28 28-24 29-19 30-16 29-11 29-6 30-2 30 2 30 6 31 11 29 16 29 19 30 24 29 28 28 32 27 35 28 41 27 44 26 47 25 51 23 54 25 58 21 61 22 65 20 67 19 70 18 71 16 75 16 76 13 78 13 81 11 82 10 83 8 85 7 84 5 86 4 86 2 87 1 86-1 87-2 85-4 85-5 84-7 83-8 82-10 80-11 78-13 77-13 74-16 73-16 69-18 67-19 64-20 62-22 58-21 54-25 51-23 48-25 43-26 40-27 36-28 33-27 27-28 24-29 20-30 15-29 11-29 6-31 3-30zm0 0z">
            <text:p/>
          </draw:path>
          <draw:polygon draw:style-name="gr4" draw:layer="layout" svg:width="3.035cm" svg:height="0.368cm" svg:x="0.166cm" svg:y="0.102cm" svg:viewBox="0 0 3036 369" draw:points="0,265 145,184 312,102 519,40 603,0 644,0 686,0 706,20 728,40 748,61 789,102 811,122 853,163 914,184 957,204 1018,204 1060,204 1123,204 1164,184 1206,163 1247,122 1310,81 1393,20 1455,0 1517,0 1580,0 1643,0 1705,20 1767,61 1830,102 1892,143 1954,184 2016,204 2100,204 2162,204 2225,184 2287,163 2350,122 2391,81 2433,40 2495,20 2537,20 2578,20 2661,61 2744,81 2807,102 2891,143 2952,163 2994,184 3036,204 2869,163 2765,163 2703,163 2620,184 2557,204 2495,245 2433,287 2370,307 2308,327 2204,348 2100,369 2016,348 1934,348 1892,307 1851,287 1809,245 1767,204 1705,184 1643,163 1559,163 1497,163 1435,184 1393,204 1331,245 1268,287 1206,327 1144,348 1081,369 977,369 873,369 811,327 770,307 706,265 664,224 624,204 561,163 458,163 394,163 312,163 271,163 208,184 123,204">
            <text:p/>
          </draw:polygon>
          <draw:polygon draw:style-name="gr4" draw:layer="layout" svg:width="3.409cm" svg:height="0.387cm" svg:x="0.021cm" svg:y="0.389cm" svg:viewBox="0 0 3410 388" draw:points="20,122 0,162 0,203 0,224 0,265 20,306 20,326 103,285 165,245 207,224 249,203 310,203 374,183 457,183 540,183 582,183 644,203 686,224 728,224 769,265 809,285 893,326 935,367 1018,388 1122,388 1205,388 1269,388 1309,388 1372,367 1413,326 1456,285 1497,245 1580,203 1642,183 1746,203 1808,203 1850,224 1891,265 1954,306 1996,326 2037,347 2120,388 2225,388 2287,388 2370,367 2473,326 2515,306 2578,285 2640,245 2702,224 2765,203 2848,183 2931,183 3014,183 3056,183 3119,203 3181,224 3243,224 3285,265 3326,285 3389,326 3389,285 3410,245 3410,203 3410,183 3389,162 3326,122 3243,81 3159,60 3056,19 2994,19 2931,19 2869,40 2807,60 2744,81 2682,101 2599,142 2536,162 2453,203 2370,224 2287,245 2225,245 2161,224 2120,224 2058,203 2016,162 1975,122 1933,81 1871,60 1829,40 1788,19 1746,19 1684,0 1642,19 1600,19 1559,40 1517,60 1476,101 1413,162 1351,203 1309,224 1269,224 1205,245 1143,245 1102,245 1039,224 998,203 935,162 873,122 809,101 769,60 728,40 686,19 623,0 540,0 478,0 416,0 353,19 310,19 269,40 207,60 165,60 124,81 103,101 62,101">
            <text:p/>
          </draw:polygon>
          <draw:polygon draw:style-name="gr4" draw:layer="layout" svg:width="3.118cm" svg:height="0.388cm" svg:x="0.186cm" svg:y="0.715cm" svg:viewBox="0 0 3119 389" draw:points="1538,0 1580,0 1642,0 1684,20 1705,40 1746,61 1788,82 1809,122 1850,143 1871,164 1913,184 1933,205 1976,205 2017,224 2059,224 2100,224 2163,205 2204,205 2246,184 2307,164 2370,122 2412,101 2453,82 2494,40 2536,20 2599,0 2661,0 2703,0 2744,0 2806,0 2870,20 2931,20 2993,40 3035,61 3077,82 3119,101 3056,143 2973,205 2931,184 2890,164 2848,143 2786,143 2723,143 2661,143 2619,164 2557,184 2516,205 2453,245 2412,287 2349,327 2266,348 2183,368 2100,368 2038,389 1976,368 1913,348 1871,327 1830,307 1788,266 1767,224 1725,205 1684,184 1642,184 1580,184 1518,184 1455,184 1393,205 1351,224 1310,245 1290,266 1247,307 1206,348 1143,368 1103,389 1039,389 977,389 915,389 852,368 811,368 769,327 707,287 665,245 624,224 562,205 520,184 457,184 395,184 312,184 250,184 208,205 188,205 167,224 167,245 83,205 41,164 0,143 63,82 145,40 208,20 291,0 354,0 437,0 478,20 520,20 582,40 624,61 665,101 707,122 769,164 832,205 894,224 977,224 1039,224 1123,205 1164,184 1206,164 1247,143 1290,101 1331,61 1393,20 1434,0 1497,0">
            <text:p/>
          </draw:polygon>
          <draw:polygon draw:style-name="gr2" draw:layer="layout" svg:width="3.118cm" svg:height="0.388cm" svg:x="0.186cm" svg:y="0.715cm" svg:viewBox="0 0 3119 389" draw:points="1538,0 1580,0 1642,0 1684,20 1705,40 1746,61 1788,82 1809,122 1850,143 1871,164 1913,184 1933,205 1976,205 2017,224 2059,224 2100,224 2163,205 2204,205 2246,184 2307,164 2370,122 2412,101 2453,82 2494,40 2536,20 2599,0 2661,0 2703,0 2744,0 2806,0 2870,20 2931,20 2993,40 3035,61 3077,82 3119,101 3056,143 2973,205 2931,184 2890,164 2848,143 2786,143 2723,143 2661,143 2619,164 2557,184 2516,205 2453,245 2412,287 2349,327 2266,348 2183,368 2100,368 2038,389 1976,368 1913,348 1871,327 1830,307 1788,266 1767,224 1725,205 1684,184 1642,184 1580,184 1518,184 1455,184 1393,205 1351,224 1310,245 1290,266 1247,307 1206,348 1143,368 1103,389 1039,389 977,389 915,389 852,368 811,368 769,327 707,287 665,245 624,224 562,205 520,184 457,184 395,184 312,184 250,184 208,205 188,205 167,224 167,245 83,205 41,164 0,143 63,82 145,40 208,20 291,0 354,0 437,0 478,20 520,20 582,40 624,61 665,101 707,122 769,164 832,205 894,224 977,224 1039,224 1123,205 1164,184 1206,164 1247,143 1290,101 1331,61 1393,20 1434,0 1497,0">
            <text:p/>
          </draw:polygon>
          <draw:polygon draw:style-name="gr5" draw:layer="layout" svg:width="1.081cm" svg:height="0.368cm" svg:x="1.746cm" svg:y="0.183cm" svg:viewBox="0 0 1082 369" draw:points="0,287 249,369 811,143 1082,205 957,0 249,0 541,62">
            <text:p/>
          </draw:polygon>
          <draw:polygon draw:style-name="gr5" draw:layer="layout" svg:width="1.081cm" svg:height="0.388cm" svg:x="0.561cm" svg:y="0.613cm" svg:viewBox="0 0 1082 389" draw:points="1082,81 853,0 269,245 0,184 146,389 832,389 541,307">
            <text:p/>
          </draw:polygon>
          <draw:polygon draw:style-name="gr5" draw:layer="layout" svg:width="1.08cm" svg:height="0.368cm" svg:x="0.624cm" svg:y="0.164cm" svg:viewBox="0 0 1081 369" draw:points="0,82 248,0 810,245 1081,163 935,369 248,369 540,307">
            <text:p/>
          </draw:polygon>
          <draw:polygon draw:style-name="gr5" draw:layer="layout" svg:width="1.08cm" svg:height="0.367cm" svg:x="1.725cm" svg:y="0.654cm" svg:viewBox="0 0 1081 368" draw:points="1081,285 832,368 249,143 0,203 124,0 832,0 541,60">
            <text:p/>
          </draw:polygon>
          <draw:polygon draw:style-name="gr6" draw:layer="layout" svg:width="1.08cm" svg:height="0.367cm" svg:x="1.767cm" svg:y="0.205cm" svg:viewBox="0 0 1081 368" draw:points="0,286 249,368 811,143 1081,204 956,0 249,0 540,60">
            <text:p/>
          </draw:polygon>
          <draw:polygon draw:style-name="gr6" draw:layer="layout" svg:width="1.08cm" svg:height="0.388cm" svg:x="0.582cm" svg:y="0.633cm" svg:viewBox="0 0 1081 389" draw:points="1081,81 852,0 270,245 0,183 145,389 831,389 541,306">
            <text:p/>
          </draw:polygon>
          <draw:polygon draw:style-name="gr6" draw:layer="layout" svg:width="1.081cm" svg:height="0.368cm" svg:x="0.644cm" svg:y="0.183cm" svg:viewBox="0 0 1082 369" draw:points="0,82 250,0 811,246 1082,164 936,369 250,369 541,307">
            <text:p/>
          </draw:polygon>
          <draw:polygon draw:style-name="gr6" draw:layer="layout" svg:width="1.102cm" svg:height="0.368cm" svg:x="1.725cm" svg:y="0.673cm" svg:viewBox="0 0 1103 369" draw:points="1103,287 853,369 270,143 0,205 145,0 832,0 562,62">
            <text:p/>
          </draw:polygon>
          <draw:polygon draw:style-name="gr5" draw:layer="layout" svg:width="1.684cm" svg:height="0.633cm" svg:x="0.79cm" svg:y="1.204cm" svg:viewBox="0 0 1685 634" draw:points="248,82 623,82 852,265 1081,82 1435,82 1435,0 1685,123 1435,246 1435,163 1122,163 915,307 1122,471 1435,471 1435,368 1685,511 1435,634 1435,552 1081,552 852,368 623,552 248,552 248,634 0,511 248,368 248,471 582,471 790,327 582,163 248,163 248,246 0,123 248,0">
            <text:p/>
          </draw:polygon>
          <draw:polygon draw:style-name="gr6" draw:layer="layout" svg:width="1.683cm" svg:height="0.633cm" svg:x="0.81cm" svg:y="1.225cm" svg:viewBox="0 0 1684 634" draw:points="249,81 623,81 852,265 1081,81 1435,81 1435,0 1684,122 1435,245 1435,163 1122,163 914,306 1122,470 1435,470 1435,368 1684,510 1435,634 1435,552 1081,552 852,368 623,552 249,552 249,634 0,510 249,368 249,470 582,470 790,327 582,163 249,163 249,245 0,122 249,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Edge Label Switch Router with NetFlow</dc:title>
    <meta:creation-date>2011-02-07T16:45:49</meta:creation-date>
    <meta:editing-duration>P0D</meta:editing-duration>
    <meta:editing-cycles>1</meta:editing-cycles>
    <meta:document-statistic meta:object-count="22"/>
    <meta:generator>OpenOffice.org/3.3$Linux OpenOffice.org_project/330m20$Build-9567</meta:generator>
  </office:meta>
</office:document-meta>
</file>